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0640B1C2B36CFEE8E69.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family-generic="system" style:font-pitch="variable"/>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Para_20_1">
      <style:paragraph-properties fo:text-align="end" style:justify-single-word="false"/>
      <style:text-properties officeooo:paragraph-rsid="000f278f"/>
    </style:style>
    <style:style style:name="P3" style:family="paragraph" style:parent-style-name="_30__20_Block">
      <style:text-properties style:font-name="Liberation Serif"/>
    </style:style>
    <style:style style:name="P4" style:family="paragraph" style:parent-style-name="Para_20_1">
      <style:paragraph-properties fo:text-align="center" style:justify-single-word="false"/>
      <style:text-properties style:font-name="Liberation Serif"/>
    </style:style>
    <style:style style:name="P5" style:family="paragraph" style:parent-style-name="Para_20_1">
      <loext:graphic-properties draw:fill-gradient-name="gradient" draw:fill-hatch-name="hatch"/>
      <style:paragraph-properties fo:margin-top="0cm" fo:margin-bottom="0cm" style:contextual-spacing="false" fo:text-align="center" style:justify-single-word="false"/>
      <style:text-properties style:font-name="Liberation Serif"/>
    </style:style>
    <style:style style:name="P6" style:family="paragraph" style:parent-style-name="Para_20_2">
      <loext:graphic-properties draw:fill-gradient-name="gradient" draw:fill-hatch-name="hatch"/>
      <style:paragraph-properties fo:margin-top="0cm" fo:margin-bottom="0cm" style:contextual-spacing="false" fo:text-align="center" style:justify-single-word="false"/>
      <style:text-properties style:font-name="Liberation Serif"/>
    </style:style>
    <style:style style:name="P7" style:family="paragraph" style:parent-style-name="Para_20_1">
      <style:paragraph-properties fo:break-before="page"/>
      <style:text-properties style:font-name="Liberation Serif"/>
    </style:style>
    <style:style style:name="P8" style:family="paragraph" style:parent-style-name="Para_20_1">
      <style:text-properties style:font-name="Liberation Serif"/>
    </style:style>
    <style:style style:name="P9" style:family="paragraph" style:parent-style-name="Para_20_2">
      <loext:graphic-properties draw:fill-gradient-name="gradient" draw:fill-hatch-name="hatch"/>
      <style:paragraph-properties fo:margin-top="0cm" fo:margin-bottom="0cm" style:contextual-spacing="false" fo:text-align="end" style:justify-single-word="false"/>
      <style:text-properties style:font-name="Liberation Serif"/>
    </style:style>
    <style:style style:name="P10" style:family="paragraph" style:parent-style-name="Standard">
      <loext:graphic-properties draw:fill-gradient-name="gradient" draw:fill-hatch-name="hatch"/>
      <style:paragraph-properties fo:margin-top="0cm" fo:margin-bottom="0cm" style:contextual-spacing="false" fo:text-align="end" style:justify-single-word="false"/>
      <style:text-properties style:font-name="Liberation Serif" officeooo:paragraph-rsid="000f278f"/>
    </style:style>
    <style:style style:name="P11" style:family="paragraph" style:parent-style-name="Standard">
      <loext:graphic-properties draw:fill-gradient-name="gradient" draw:fill-hatch-name="hatch"/>
      <style:paragraph-properties fo:margin-left="0cm" fo:margin-right="0cm" fo:margin-top="0.199cm" fo:margin-bottom="0.199cm" style:contextual-spacing="false" fo:text-align="center" style:justify-single-word="false" fo:text-indent="0cm" style:auto-text-indent="false"/>
      <style:text-properties style:font-name="Liberation Serif" fo:font-weight="bold" officeooo:paragraph-rsid="000f278f" style:font-weight-asian="bold" style:font-weight-complex="bold"/>
    </style:style>
    <style:style style:name="P12" style:family="paragraph" style:parent-style-name="Standard">
      <style:text-properties style:font-name="Liberation Serif"/>
    </style:style>
    <style:style style:name="P13" style:family="paragraph" style:parent-style-name="Standard">
      <style:paragraph-properties fo:text-align="end" style:justify-single-word="false"/>
      <style:text-properties style:font-name="Liberation Serif" fo:font-weight="normal" style:font-weight-asian="normal" style:font-weight-complex="normal"/>
    </style:style>
    <style:style style:name="P14" style:family="paragraph" style:parent-style-name="Standard">
      <style:text-properties style:font-name="Liberation Serif" fo:font-size="12pt" style:font-size-asian="12pt" style:font-size-complex="12pt"/>
    </style:style>
    <style:style style:name="P15" style:family="paragraph" style:parent-style-name="Standard">
      <loext:graphic-properties draw:fill-gradient-name="gradient" draw:fill-hatch-name="hatch"/>
      <style:paragraph-properties fo:line-height="100%"/>
      <style:text-properties style:font-name="Liberation Serif"/>
    </style:style>
    <style:style style:name="P16" style:family="paragraph" style:parent-style-name="Standard" style:master-page-name="">
      <loext:graphic-properties draw:fill-gradient-name="gradient" draw:fill-hatch-name="hatch"/>
      <style:paragraph-properties style:page-number="auto"/>
      <style:text-properties style:font-name="Liberation Serif"/>
    </style:style>
    <style:style style:name="P17" style:family="paragraph" style:parent-style-name="Footnote">
      <style:paragraph-properties fo:margin-left="0cm" fo:margin-right="0cm" fo:text-indent="0cm" style:auto-text-indent="false"/>
      <style:text-properties officeooo:paragraph-rsid="000e8934"/>
    </style:style>
    <style:style style:name="P18" style:family="paragraph" style:parent-style-name="Footnote">
      <loext:graphic-properties draw:fill-gradient-name="gradient" draw:fill-hatch-name="hatch"/>
      <style:paragraph-properties style:line-height-at-least="0cm"/>
    </style:style>
    <style:style style:name="P19" style:family="paragraph" style:parent-style-name="Para_20_1">
      <loext:graphic-properties draw:fill-gradient-name="gradient" draw:fill-hatch-name="hatch"/>
      <style:paragraph-properties fo:margin-top="0cm" fo:margin-bottom="0cm" style:contextual-spacing="false" fo:text-align="center" style:justify-single-word="false"/>
    </style:style>
    <style:style style:name="P20" style:family="paragraph" style:parent-style-name="Footnote">
      <style:text-properties officeooo:paragraph-rsid="0018d048"/>
    </style:style>
    <style:style style:name="P21" style:family="paragraph" style:parent-style-name="Footnote">
      <loext:graphic-properties draw:fill="none"/>
      <style:paragraph-properties fo:margin-left="0.6cm" fo:margin-right="0cm" fo:margin-top="0.101cm" fo:margin-bottom="0.101cm" style:contextual-spacing="false" fo:line-height="100%" fo:text-align="start" style:justify-single-word="false" fo:orphans="2" fo:widows="2" fo:text-indent="0cm" style:auto-text-indent="false" fo:background-color="transparent" text:number-lines="false" text:line-number="0" style:writing-mode="lr-tb">
        <style:tab-stops/>
      </style:paragraph-properties>
      <style:text-properties officeooo:paragraph-rsid="0018d048"/>
    </style:style>
    <style:style style:name="P22" style:family="paragraph" style:parent-style-name="Footnote" style:master-page-name="">
      <loext:graphic-properties draw:fill="none"/>
      <style:paragraph-properties fo:margin-left="0.6cm" fo:margin-right="0cm" fo:margin-top="0.101cm" fo:margin-bottom="0.101cm" style:contextual-spacing="false" fo:line-height="100%" fo:text-align="start" style:justify-single-word="false" fo:orphans="2" fo:widows="2" fo:text-indent="0cm" style:auto-text-indent="false" style:page-number="auto" fo:background-color="transparent" text:number-lines="false" text:line-number="0" style:writing-mode="lr-tb">
        <style:tab-stops/>
      </style:paragraph-properties>
      <style:text-properties officeooo:paragraph-rsid="0018d048"/>
    </style:style>
    <style:style style:name="P23" style:family="paragraph" style:parent-style-name="Footnote" style:master-page-name="">
      <loext:graphic-properties draw:fill="none"/>
      <style:paragraph-properties fo:margin-left="0.6cm" fo:margin-right="0cm" fo:margin-top="0.101cm" fo:margin-bottom="0.101cm" style:contextual-spacing="false" fo:line-height="100%" fo:text-align="start" style:justify-single-word="false" fo:orphans="2" fo:widows="2" fo:text-indent="0cm" style:auto-text-indent="false" style:page-number="auto" fo:background-color="transparent" text:number-lines="false" text:line-number="0" style:writing-mode="lr-tb">
        <style:tab-stops/>
      </style:paragraph-properties>
      <style:text-properties officeooo:paragraph-rsid="001b0939"/>
    </style:style>
    <style:style style:name="P24" style:family="paragraph" style:parent-style-name="Footnote">
      <style:text-properties officeooo:paragraph-rsid="001b0939"/>
    </style:style>
    <style:style style:name="P25" style:family="paragraph" style:parent-style-name="Standard">
      <loext:graphic-properties draw:fill-gradient-name="gradient" draw:fill-hatch-name="hatch"/>
      <style:paragraph-properties fo:margin-top="0cm" fo:margin-bottom="0cm" style:contextual-spacing="false" fo:text-align="center" style:justify-single-word="false"/>
      <style:text-properties style:font-name="Liberation Serif"/>
    </style:style>
    <style:style style:name="P26" style:family="paragraph" style:parent-style-name="Standard">
      <style:paragraph-properties fo:break-before="auto" fo:break-after="auto"/>
      <style:text-properties style:font-name="Liberation Serif" officeooo:paragraph-rsid="001b277c"/>
    </style:style>
    <style:style style:name="P27" style:family="paragraph" style:parent-style-name="Standard">
      <style:text-properties fo:color="#808080" loext:opacity="100%" style:font-name="Liberation Serif"/>
    </style:style>
    <style:style style:name="T1" style:family="text">
      <style:text-properties style:font-name="Liberation Serif"/>
    </style:style>
    <style:style style:name="T2" style:family="text">
      <style:text-properties style:font-name="Liberation Serif" fo:font-weight="normal" style:font-weight-asian="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 draw:name="index-1_1.jpg" text:anchor-type="as-char" svg:width="16.51cm" svg:height="1.376cm" draw:z-index="0"><draw:image xlink:href="Pictures/10000000000004B0000000640B1C2B36CFEE8E69.jpg" xlink:type="simple" xlink:show="embed" xlink:actuate="onLoad" draw:mime-type="image/jpeg"/><svg:desc>Image 1</svg:desc></draw:frame></text:p>
      <text:p text:style-name="P4">Discourse on the Arts and Sciences</text:p>
      <text:p text:style-name="P5">A Discourse Which Won the Prize at the Academy of </text:p>
      <text:p text:style-name="P19"><text:span text:style-name="T1">Dijon in 1750 on this Question Proposed by the Academy:</text:span><text:span text:style-name="_32__20_Text"><text:span text:style-name="T1"> </text:span></text:span><text:span text:style-name="T1">Has the Restoration of the Arts and Sciences</text:span></text:p>
      <text:p text:style-name="P5">had a Purifying Effect upon Morals?</text:p>
      <text:p text:style-name="P5"/>
      <text:p text:style-name="P5">By Jean-Jacques Rousseau</text:p>
      <text:p text:style-name="P25">Translated by G. D. H. Cole</text:p>
      <text:p text:style-name="P6"/>
      <text:p text:style-name="P6"/>
      <text:p text:style-name="P6">1750</text:p>
      <text:p text:style-name="P6"/>
      <text:p text:style-name="P9">Barbarus hic ego sum, qui non intelligor illis.</text:p>
      <text:p text:style-name="P10">Ovid.<text:note text:id="ftn1" text:note-class="footnote"><text:note-citation>1</text:note-citation><text:note-body><text:p text:style-name="P17">[Here I am, a barbarian, because men understand me not.]</text:p></text:note-body></text:note></text:p>
      <text:p text:style-name="P11">Preface</text:p>
      <text:p text:style-name="Standard">The following pages contain a discussion of one of the most sublime and interesting of all moral questions. It is not concerned, however, with those metaphysical subtleties, which of late have found their way into every department of literature, and from which even our academic curricula are not always free. We have now to do with one of those truths on which the happiness of mankind depends.</text:p>
      <text:p text:style-name="P14">I foresee that I shall not readily be forgiven for having taken up the position I have adopted. Setting myself up against all that is nowadays most admired, I can expect no less than a universal outcry against me: nor is the approbation of a few sensible men enough to make me count on that of the public. But I have taken my stand, and I shall be at no pains to please either intellectuals or men of the world. There are in all ages men born to be in bondage to the opinions of the society in which they live. There are not a few, who to-day play the free-thinker and the philosopher, who would, if they had lived in the time of the League, have been no more than fanatics. No author, who has a mind to outlive his own age, should write for such readers.</text:p>
      <text:p text:style-name="P14">A word more and I have done. As I did not expect the honour conferred on me, I had, since sending in my Discourse, so altered and enlarged it as almost to make it a new work; but in the circumstances I have felt bound to publish it just as it was when it received the prize. I have only added a few notes, and left two alterations which are easily recognisable, of which the Academy possibly might not have approved. The respect, gratitude and even justice I owe to that body seemed to me to demand this acknowledgment.</text:p>
      <text:p text:style-name="P7">A Discourse on the Moral Effects of the Arts and Sciences</text:p>
      <text:p text:style-name="P2"><text:span text:style-name="_31__20_Text"><text:span text:style-name="T2">Decipimur specie recti.</text:span></text:span></text:p>
      <text:p text:style-name="P13">Horace.</text:p>
      <text:p text:style-name="P12">The question before me is, “Whether the Restoration of the arts and sciences has had the effect of purifying or corrupting morals.” Which side am I to take? That, gentlemen, which becomes an honest man, who is sensible of his own ignorance, and thinks himself none the worse for it.</text:p>
      <text:p text:style-name="P12">I feel the difficulty of treating this subject fittingly, before the tribunal which is to judge of what I advance. How can I presume to belittle the sciences before one of the most learned assemblies in Europe, to commend ignorance in a famous Academy, and reconcile my contempt for study with the respect due to the truly learned?</text:p>
      <text:p text:style-name="P12">I was aware of these inconsistencies, but not discouraged by them. It is not science, I said to myself, that I am attacking; it is virtue that I am defending, and that before virtuous men—and goodness is even dearer to the good than learning to the learned.</text:p>
      <text:p text:style-name="P12">What then have I to fear? The sagacity of the assembly before which I am pleading? That, I acknowledge, is to be feared; but rather on account of faults of construction than of the views I hold. Just sovereigns have never hesitated to decide against themselves in doubtful cases; and indeed the most advantageous situation in which a just claim can be, is that of being laid before a just and enlightened arbitrator, who is judge in his own case.</text:p>
      <text:p text:style-name="P12">To this motive, which encouraged me, I may add another which finally decided me. And this is, that as I have upheld the cause of truth to the best of my natural abilities, whatever my apparent success, there is one reward which cannot fail me. That reward I shall find in the bottom of my heart.</text:p>
      <text:p text:style-name="P8">The First Part</text:p>
      <text:p text:style-name="P12">It is a noble and beautiful spectacle to see man raising himself, so to speak, from nothing by his own exertions; dissipating, by the light of reason, all the thick clouds in which he was by nature enveloped; mounting above himself; soaring in thought even to the celestial regions; like the sun, encompassing with giant strides the vast extent of the universe; and, what is still grander and more wonderful, going back into himself, there to study man and get to know his own nature, his duties and his end. All these miracles we have seen renewed within the last few generations.</text:p>
      <text:p text:style-name="P12">Europe had relapsed into the barbarism of the earliest ages; the inhabitants of this part of the world, which is at present so highly enlightened, were plunged, some centuries ago, in a state still worse than ignorance. A scientific jargon, more despicable than mere ignorance, had usurped the name of knowledge, and opposed an almost invincible obstacle to its restoration.</text:p>
      <text:p text:style-name="P12">Things had come to such a pass, that it required a complete revolution to bring men back to common sense. This came at last from the quarter from which it was least to be expected. It was the stupid Mussulman, the eternal scourge of letters, who was the immediate cause of their revival among us. The fall of the throne of Constantine brought to Italy the relics of ancient Greece; and with these precious spoils France in turn was enriched. The sciences soon followed literature, and the art of thinking joined that of writing: an order which may seem strange, but is perhaps only too natural. The world now began to perceive the principal advantage of an intercourse with the Muses, <text:soft-page-break/>that of rendering mankind more sociable by inspiring them with the desire to please one another with performances worthy of their mutual approbation.</text:p>
      <text:p text:style-name="P12">The mind, as well as the body, has its needs: those of the body are the basis of society, those of the mind its ornaments.</text:p>
      <text:p text:style-name="P12">So long as government and law provide for the security and well-being of men in their common life, the arts, literature and the sciences, less despotic though perhaps more powerful, fling garlands of flowers over the chains which weigh them down. They stifle in men’s breasts that sense of original liberty, for which they seem to have been born; cause them to love their own slavery, and so make of them what is called a civilised people.</text:p>
      <text:p text:style-name="P12">Necessity raised up thrones; the arts and sciences have made them strong. Powers of the earth, cherish all talents and protect those who cultivate them.<text:note text:id="ftn2" text:note-class="footnote"><text:note-citation>2</text:note-citation><text:note-body><text:p text:style-name="P18">Sovereigns always see with pleasure a taste for the arts of amusement and superfluity, which do not result in the exportation of bullion, increase among their subjects. They very well know that, besides nourishing that littleness of mind which is proper to slavery, the increase of artificial wants only binds so many more chains upon the people. Alexander, wishing to keep the Ichthyophages in a state of dependence, compelled them to give up fishing, and subsist on the customary food of civilised nations. The American savages, who go naked, and live entirely on the products of the chase, have been always impossible to subdue. What yoke, indeed, can be imposed on men who stand in need of nothing?</text:p></text:note-body></text:note> Civilised peoples, cultivate such pursuits: to them, happy slaves, you owe that delicacy and exquisiteness of taste, which is so much your boast, that sweetness of disposition and urbanity of manners which make intercourse so easy and agreeable among you—in a word, the appearance of all the virtues, without being in possession of one of them.</text:p>
      <text:p text:style-name="Standard">It was for this sort of accomplishment, which is by so much the more captivating as it seems less affected, that Athens and Rome were so much distinguished in the boasted times of their splendour and magnificence: and it is doubtless in the same respect that our own age and nation will excel all periods and peoples. An air of philosophy without pedantry; an address at once natural and engaging, distant equally from Teutonic clumsiness and Italian pantomime; these are the effects of a taste acquired by liberal studies and improved by conversation with the world. What happiness would it be for those who live among us, if our external appearance were always a true mirror of our hearts; if decorum were but virtue; if the maxims we professed were the rules of our conduct; and if real philosophy were inseparable from the title of a philosopher! But so many good qualities too seldom go together; virtue rarely appears in so much pomp and state.</text:p>
      <text:p text:style-name="P15">Richness of apparel may proclaim the man of fortune, and elegance the man of taste; but true health and manliness are known by different signs. It is under the homespun of the labourer, and not beneath the gilt and tinsel of the courtier, that we should look for strength and vigour of body.</text:p>
      <text:p text:style-name="P12">External ornaments are no less foreign to virtue, which is the strength and activity of the mind. The honest man is an athlete, who loves to wrestle stark naked; he scorns all those vile trappings, which prevent the exertion of his strength, and were, for the most part, invented only to conceal some deformity.</text:p>
      <text:p text:style-name="P12">Before art had moulded our behaviour, and taught our passions to speak an artificial language, our morals were rude but natural; and the different ways in which we behaved proclaimed at the first glance the difference of our dispositions. Human nature was not at bottom better then than now; but <text:soft-page-break/>men found their security in the ease with which they could see through one another, and this advantage, of which we no longer feel the value, prevented their having many vices.</text:p>
      <text:p text:style-name="P12">In our day, now that more subtle study and a more refined taste have reduced the art of pleasing to a system, there prevails in modern manners a servile and deceptive conformity; so that one would think every mind had been cast in the same mould. Politeness requires this thing; decorum that; ceremony has its forms, and fashion its laws, and these we must always follow, never the promptings of our own nature.</text:p>
      <text:p text:style-name="P12">We no longer dare seem what we really are, but lie under a perpetual restraint; in the meantime the herd of men, which we call society, all act under the same circumstances exactly alike, unless very particular and powerful motives prevent them. Thus we never know with whom we have to deal; and even to know our friends we must wait for some critical and pressing occasion; that is, till it is too late; for it is on those very occasions that such knowledge is of use to us.</text:p>
      <text:p text:style-name="P12">What a train of vices must attend this uncertainty! Sincere friendship, real esteem, and perfect confidence are banished from among men. Jealousy, suspicion, fear, coldness, reserve, hate and fraud lie constantly concealed under that uniform and deceitful veil of politeness; that boasted candour and urbanity, for which we are indebted to the light and leading of this age. We shall no longer take in vain by our oaths the name of our Creator; but we shall insult Him with our blasphemies, and our scrupulous ears will take no offence. We have grown too modest to brag of our own deserts; but we do not scruple to decry those of others. We do not grossly outrage even our enemies, but artfully calumniate them. Our hatred of other nations diminishes, but patriotism dies with it. Ignorance is held in contempt; but a dangerous scepticism has succeeded it. Some vices indeed are condemned and others grown dishonourable; but we have still many that are honoured with the names of virtues, and it is become necessary that we should either have, or at least pretend to have them. Let who will extol the moderation of our modern sages, I see nothing in it but a refinement of intemperance as unworthy of my commendation as their artificial simplicity.<text:note text:id="ftn3" text:note-class="footnote"><text:note-citation>3</text:note-citation><text:note-body><text:p text:style-name="Footnote">“I love,” said Montaigne, “to converse and hold an argument; but only with very few people, and that for my own gratification. For to do so, by way of affording amusement for the great, or of making a parade of one’s talents, is, in my opinion, a trade very ill-becoming a man of honour.” It is the trade of all our intellectuals, save one.</text:p></text:note-body></text:note></text:p>
      <text:p text:style-name="P12">Such is the purity to which our morals have attained; this is the virtue we have made our own. Let the arts and sciences claim the share they have had in this salutary work. I shall add but one reflection more; suppose an inhabitant of some distant country should endeavour to form an idea of European morals from the state of the sciences, the perfection of the arts, the propriety of our public entertainments, the politeness of our behaviour, the affability of our conversation, our constant professions of benevolence, and from those tumultuous assemblies of people of all ranks, who seem, from morning till night, to have no other care than to oblige one another. Such a stranger, I maintain, would arrive at a totally false view of our morality.</text:p>
      <text:p text:style-name="P12">Where there is no effect, it is idle to look for a cause: but here the effect is certain and the depravity actual; our minds have been corrupted in proportion as the arts and sciences have improved. Will it be said, that this is a misfortune peculiar to the present age? No, gentlemen, the evils resulting from our vain curiosity are as old as the world. The daily ebb and flow of the tides are not more regularly influenced by the moon, than the morals of a people by the progress of the arts and sciences. As <text:soft-page-break/>their light has risen above our horizon, virtue has taken flight, and the same phenomenon has been constantly observed in all times and places.</text:p>
      <text:p text:style-name="P12">Take Egypt, the first school of mankind, that ancient country, famous for its fertility under a brazen sky; the spot from which Sesostris once set out to conquer the world. Egypt became the mother of philosophy and the fine arts; soon she was conquered by Cambyses, and then successively by the Greeks, the Romans, the Arabs, and finally the Turks.</text:p>
      <text:p text:style-name="P12">Take Greece, once peopled by heroes, who twice vanquished Asia. Letters, as yet in their infancy, had not corrupted the disposition of its inhabitants; but the progress of the sciences soon produced a dissoluteness of manners, and the imposition of the Macedonian yoke: from which time Greece, always learned, always voluptuous and always a slave, has experienced amid all its revolutions no more than a change of masters. Not all the eloquence of Demosthenes could breathe life into a body which luxury and the arts had once enervated.</text:p>
      <text:p text:style-name="P12">It was not till the days of Ennius and Terence that Rome, founded by a shepherd, and made illustrious by peasants, began to degenerate. But after the appearance of an Ovid, a Catullus, a Martial, and the rest of those numerous obscene authors, whose very names are enough to put modesty to the blush, Rome, once the shrine of virtue, became the theatre of vice, a scorn among the nations, and an object of derision even to barbarians. Thus the capital of the world at length submitted to the yoke of slavery it had imposed on others, and the very day of its fall was the eve of that on which it conferred on one of its citizens the title of Arbiter of Good Taste.</text:p>
      <text:p text:style-name="P12">What shall I say of that metropolis of the Eastern Empire, which, by its situation, seemed destined to be the capital of the world; that refuge of the arts and sciences, when they were banished from the rest of Europe, more perhaps by wisdom than barbarism? The most profligate debaucheries, the most abandoned villainies, the most atrocious crimes, plots, murders and assassinations form the warp and woof of the history of Constantinople. Such is the pure source from which have flowed to us the floods of knowledge on which the present age so prides itself.</text:p>
      <text:p text:style-name="P12">But wherefore should we seek, in past ages, for proofs of a truth, of which the present affords us ample evidence? There is in Asia a vast empire, where learning is held in honour, and leads to the highest dignities in the state. If the sciences improved our morals, if they inspired us with courage and taught us to lay down our lives for the good of our country, the Chinese should be wise, free and invincible. But, if there be no vice they do not practise, no crime with which they are not familiar; if the sagacity of their ministers, the supposed wisdom of their laws, and the multitude of inhabitants who people that vast empire, have alike failed to preserve them from the yoke of the rude and ignorant Tartars, of what use were their men of science and literature? What advantage has that country reaped from the honours bestowed on its learned men? Can it be that of being peopled by a race of scoundrels and slaves?</text:p>
      <text:p text:style-name="P16">Contrast with these instances the morals of those few nations which, being preserved from the contagion of useless knowledge, have by their virtues become happy in themselves and afforded an example to the rest of the world. Such were the first inhabitants of Persia, a nation so singular that virtue was taught among them in the same manner as the sciences are with us. They very easily subdued Asia, and possess the exclusive glory of having had the history of their political institutions regarded as a philosophical romance. Such were the Scythians, of whom such wonderful eulogies have come down to us. Such were the Germans, whose simplicity, innocence and virtue, afforded a most delightful contrast to the pen of an historian, weary of describing the baseness and villainies of <text:soft-page-break/>an enlightened, opulent and voluptuous nation. Such had been even Rome in the days of its poverty and ignorance. And such has shown itself to be, even in our own times, that rustic nation, whose justly renowned courage not even adversity could conquer, and whose fidelity no example could corrupt.<text:note text:id="ftn4" text:note-class="footnote"><text:note-citation>4</text:note-citation><text:note-body><text:p text:style-name="Footnote">I dare not speak of those happy nations, who did not even know the name of many vices, which we find it difficult to suppress; the savages of America, whose simple and natural mode of government Montaigne preferred, without hesitation, not only to the laws of Plato, but to the most perfect visions of government philosophy can ever suggest. He cites many examples, striking for those who are capable of appreciating them. But, what of all that, says he, they can’t run to a pair of breeches!</text:p></text:note-body></text:note></text:p>
      <text:p text:style-name="P12">It is not through stupidity that the people have preferred other activities to those of the mind. They were not ignorant that in other countries there were men who spent their time in disputing idly about the sovereign good, and about vice and virtue. They knew that these useless thinkers were lavish in their own praises, and stigmatised other nations contemptuously as barbarians. But they noted the morals of these people, and so learnt what to think of their learning.<text:note text:id="ftn5" text:note-class="footnote"><text:note-citation>5</text:note-citation><text:note-body><text:p text:style-name="Footnote">What are we to think was the real opinion of the Athenians themselves about eloquence, when they were so very careful to banish declamation from that upright tribunal, against whose decision even their gods made no appeal? What did the Romans think of physicians, when they expelled medicine from the republic? And when the relics of humanity left among the Spaniards induced them to forbid their lawyers to set foot in America, what must they have thought of jurisprudence? May it not be said that they thought, by this single expedient, to make reparation for all the outrages they had committed against the unhappy Indians?</text:p></text:note-body></text:note></text:p>
      <text:p text:style-name="P12">Can it be forgotten that, in the very heart of Greece, there arose a city as famous for the happy ignorance of its inhabitants, as for the wisdom of its laws; a republic of demi-gods rather than of men, so greatly superior their virtues seemed to those of mere humanity? Sparta, eternal proof of the vanity of science, while the vices, under the conduct of the fine arts, were being introduced into Athens, even while its tyrant was carefully collecting together the works of the prince of poets, was driving from her walls artists and the arts, the learned and their learning!</text:p>
      <text:p text:style-name="P12">The difference was seen in the outcome. Athens became the seat of politeness and taste, the country of orators and philosophers. The elegance of its buildings equalled that of its language; on every side might be seen marble and canvas, animated by the hands of the most skilful artists. From Athens we derive those astonishing performances, which will serve as models to every corrupt age. The picture of Lacedæmon is not so highly coloured. There, the neighbouring nations used to say, “men were born virtuous, their native air seeming to inspire them with virtue.” But its inhabitants have left us nothing but the memory of their heroic actions: monuments that should not count for less in our eyes than the most curious relics of Athenian marble.</text:p>
      <text:p text:style-name="P12">It is true that, among the Athenians, there were some few wise men who withstood the general torrent, and preserved their integrity even in the company of the muses. But hear the judgment which the principal, and most unhappy of them, passed on the artists and learned men of his day.</text:p>
      <text:p text:style-name="P12">“I have considered the poets,” says he, “and I look upon them as people whose talents impose both on themselves and on others; they give themselves out for wise men, and are taken for such; but in reality they are anything sooner than that.”</text:p>
      <text:p text:style-name="P12">“From the poets,” continues Socrates, “I turned to the artists. Nobody was more ignorant of the arts than myself; nobody was more fully persuaded that the artists were possessed of amazing knowledge. I soon discovered, however, that they were in as bad a way as the poets, and that both <text:soft-page-break/>had fallen into the same misconception. Because the most skilful of them excel others in their particular jobs, they think themselves wiser than all the rest of mankind. This arrogance spoilt all their skill in my eyes, so that, putting myself in the place of the oracle, and asking myself whether I would rather be what I am or what they are, know what they know, or know that I know nothing, I very readily answered, for myself and the god, that I had rather remain as I am.</text:p>
      <text:p text:style-name="Standard"><text:span text:style-name="T1">“None of us, neither the sophists, nor the poets, nor the orators, nor the artists, nor I, know what is the nature of the </text:span><text:span text:style-name="_30__20_Text"><text:span text:style-name="T1">true, </text:span></text:span><text:span text:style-name="T1"><text:s/>the </text:span><text:span text:style-name="_30__20_Text"><text:span text:style-name="T1">good, </text:span></text:span><text:span text:style-name="T1"><text:s/>or the </text:span><text:span text:style-name="_30__20_Text"><text:span text:style-name="T1">beautiful. </text:span></text:span><text:span text:style-name="T1"><text:s/>But there is this difference between us; that, though none of these people know anything, they all think they know something; whereas for my part, if I know nothing, I am at least in no doubt of my ignorance. So the superiority of wisdom, imputed to me by the oracle, is reduced merely to my being fully convinced that I am ignorant of what I do not know.”</text:span></text:p>
      <text:p text:style-name="P12">Thus we find Socrates, the wisest of men in the judgment of the god, and the most learned of all the Athenians in the opinion of all Greece, speaking in praise of ignorance. Were he alive now, there is little reason to think that our modern scholars and artists would induce him to change his mind. No, gentlemen, that honest man would still persist in despising our vain sciences. He would lend no aid to swell the flood of books that flows from every quarter: he would leave to us, as he did to his disciples, only the example and memory of his virtues; that is the noblest method of instructing mankind.</text:p>
      <text:p text:style-name="P12">Socrates had begun at Athens, and the elder Cato proceeded at Rome, to inveigh against those seductive and subtle Greeks, who corrupted the virtue and destroyed the courage of their fellow-citizens: culture, however, prevailed. Rome was filled with philosophers and orators, military discipline was neglected, agriculture was held in contempt, men formed sects, and forgot their country. To the sacred names of liberty, disinterestedness and obedience to law, succeeded those of Epicurus, Zeno and Arcesilaus. It was even a saying among their own philosophers that since learned men appeared among them, honest men had been in eclipse. Before that time the Romans were satisfied with the practice of virtue; they were undone when they began to study it.</text:p>
      <text:p text:style-name="P12">What would the great soul of Fabricius have felt, if it had been his misfortune to be called back to life, when he saw the pomp and magnificence of that Rome, which his arm had saved from ruin, and his honourable name made more illustrious than all its conquests. “Ye gods!” he would have said, “what has become of those thatched roofs and rustic hearths, which were formerly the habitations of temperance and virtue? What fatal splendour has succeeded the ancient Roman simplicity? What is this foreign language, this effeminacy of manners? What is the meaning of these statues, paintings and buildings? Fools, what have you done? You, the lords of the earth, have made yourselves the slaves of the frivolous nations you have subdued. You are governed by rhetoricians, and it has been only to enrich architects, painters, sculptors and stage-players that you have watered Greece and Asia with your blood. Even the spoils of Carthage are the prize of a flute-player. Romans! Romans! make haste to demolish those amphitheatres, break to pieces those statues, burn those paintings; drive from among you those slaves who keep you in subjection, and whose fatal arts are corrupting your morals. Let other hands make themselves illustrious by such vain talents; the only talent worthy of Rome is that of conquering the world and making virtue its ruler. When Cyneas took the Roman senate for an assembly of kings, he was not struck by either useless pomp or studied elegance. He heard there none of that futile eloquence, which is now the study and the charm of frivolous orators. What then was the majesty that Cyneas beheld? Fellow citizens, he saw the noblest sight that ever existed under heaven, a sight which not all your riches or <text:soft-page-break/>your arts can show; an assembly of two hundred virtuous men, worthy to command in Rome, and to govern the world.”</text:p>
      <text:p text:style-name="P12">But let pass the distance of time and place, and let us see what has happened in our own time and country; or rather let us banish odious descriptions that might offend our delicacy, and spare ourselves the pains of repeating the same things under different names. It was not for nothing that I invoked the Manes of Fabricius; for what have I put into his mouth, that might not have come with as much propriety from Louis the Twelfth or Henry the Fourth? It is true that in France Socrates would not have drunk the hemlock, but he would have drunk of a potion infinitely more bitter, of insult, mockery and contempt a hundred times worse than death.</text:p>
      <text:p text:style-name="P12">Thus it is that luxury, profligacy and slavery, have been, in all ages, the scourge of the efforts of our pride to emerge from that happy state of ignorance, in which the wisdom of providence had placed us. That thick veil with which it has covered all its operations seems to be a sufficient proof that it never designed us for such fruitless researches. But is there, indeed, one lesson it has taught us, by which we have rightly profited, or which we have neglected with impunity? Let men learn for once that nature would have preserved them from science, as a mother snatches a dangerous weapon from the hands of her child. Let them know that all the secrets she hides are so many evils from which she protects them, and that the very difficulty they find in acquiring knowledge is not the least of her bounty towards them. Men are perverse; but they would have been far worse, if they had had the misfortune to be born learned.</text:p>
      <text:p text:style-name="P12">How humiliating are these reflections to humanity, and how mortified by them our pride should be! What! it will be asked, is uprightness the child of ignorance? Is virtue inconsistent with learning? What consequences might not be drawn from such suppositions? But to reconcile these apparent contradictions, we need only examine closely the emptiness and vanity of those pompous titles, which are so liberally bestowed on human knowledge, and which so blind our judgment. Let us consider, therefore, the arts and sciences in themselves. Let us see what must result from their advancement, and let us not hesitate to admit the truth of all those points on which our arguments coincide with the inductions we can make from history.</text:p>
      <text:p text:style-name="P7">The Second Part</text:p>
      <text:p text:style-name="P12">An ancient tradition passed out of Egypt into Greece, that some god, who was an enemy to the repose of mankind, was the inventor of the sciences.<text:note text:id="ftn0" text:note-class="footnote"><text:note-citation>6</text:note-citation><text:note-body><text:p text:style-name="Footnote">It is easy to see the allegory in the fable of Prometheus: and it does not appear that the Greeks, who chained him to the Caucasus, had a better opinion of him than the Egyptians had of their god Theutus. The Satyr, says an ancient fable, the first time he saw a fire, was going to kiss and embrace it; but Prometheus cried out to him to forbear, or his beard would rue it. It burns, says he, everything that touches it.</text:p></text:note-body></text:note> What must the Egyptians, among whom the sciences first arose, have thought of them? And they beheld, near at hand, the sources from which they sprang. In fact, whether we turn to the annals of the world, or eke out with philosophical investigations the uncertain chronicles of history, we shall not find for human knowledge an origin answering to the idea we are pleased to entertain of it at present. Astronomy was born of superstition, eloquence of ambition, hatred, falsehood and flattery; geometry of avarice; physics of an idle curiosity; and even moral philosophy of human pride. Thus the arts and sciences owe their birth to our vices; we should be less doubtful of their advantages, if they had sprung from our virtues.</text:p>
      <text:p text:style-name="P12">Their evil origin is, indeed, but too plainly reproduced in their objects. What would become of the arts, were they not cherished by luxury? If men were not unjust, of what use were jurisprudence? What would become of history, if there were no tyrants, wars, or conspiracies? In a word, who would pass his life in barren speculations, if everybody, attentive only to the obligations of humanity and the necessities of nature, spent his whole life in serving his country, obliging his friends, and relieving the unhappy? Are we then made to live and die on the brink of that well at the bottom of which Truth lies hid? This reflection alone is, in my opinion, enough to discourage at first setting out every man who seriously endeavours to instruct himself by the study of philosophy.</text:p>
      <text:p text:style-name="P12">What a variety of dangers surrounds us! What a number of wrong paths present themselves in the investigation of the sciences! Through how many errors, more perilous than truth itself is useful, must we not pass to arrive at it? The disadvantages we lie under are evident; for falsehood is capable of an infinite variety of combinations; but the truth has only one manner of being. Besides, where is the man who sincerely desires to find it? Or even admitting his good will, by what characteristic marks is he sure of knowing it? Amid the infinite diversity of opinions where is the criterion<text:note text:id="ftn6" text:note-class="footnote"><text:note-citation>7</text:note-citation><text:note-body><text:p text:style-name="Footnote">The less we know, the more we think we know. The peripatetics doubted of nothing. Did not Descartes construct the universe with cubes and vortices? And is there in all Europe one single physicist who does not boldly explain the inexplicable mysteries of electricity, which will, perhaps, be for ever the despair of real philosophers?</text:p></text:note-body></text:note> by which we may certainly judge of it? Again, what is still more difficult, should we even be fortunate enough to discover it, who among us will know how to make right use of it?</text:p>
      <text:p text:style-name="P12">If our sciences are futile in the objects they propose, they are no less dangerous in the effects they produce. Being the effect of idleness, they generate idleness in their turn; and an irreparable loss of time is the first prejudice which they must necessarily cause to society. To live without doing some good is a great evil as well in the political as in the moral world; and hence every useless citizen should be regarded as a pernicious person. Tell me then, illustrious philosophers, of whom we learn the ratios in which attraction acts in vacuo; and in the revolution of the planets, the relations of spaces traversed in equal times; by whom we are taught what curves have conjugate points, points of inflexion, and cusps; how the soul and body correspond, like two clocks, without actual <text:soft-page-break/>communication; what planets may be inhabited; and what insects reproduce in an extraordinary manner. Answer me, I say, you from whom we receive all this sublime information, whether we should have been less numerous, worse governed, less formidable, less flourishing, or more perverse, supposing you had taught us none of all these fine things.</text:p>
      <text:p text:style-name="P12">Reconsider therefore the importance of your productions; and, since the labours of the most enlightened of our learned men and the best of our citizens are of so little utility, tell us what we ought to think of that numerous herd of obscure writers and useless littérateurs, who devour without any return the substance of the State.</text:p>
      <text:p text:style-name="P12">Useless, do I say? Would God they were! Society would be more peaceful, and morals less corrupt. But these vain and futile declaimers go forth on all sides, armed with their fatal paradoxes, to sap the foundations of our faith, and nullify virtue. They smile contemptuously at such old names as patriotism and religion, and consecrate their talents and philosophy to the destruction and defamation of all that men hold sacred. Not that they bear any real hatred to virtue or dogma; they are the enemies of public opinion alone; to bring them to the foot of the altar, it would be enough to banish them to a land of atheists. What extravagancies will not the rage of singularity induce men to commit!</text:p>
      <text:p text:style-name="P12">The waste of time is certainly a great evil; but still greater evils attend upon literature and the arts. One is luxury, produced like them by indolence and vanity. Luxury is seldom unattended by the arts and sciences; and they are always attended by luxury. I know that our philosophy, fertile in paradoxes, pretends, in contradiction to the experience of all ages, that luxury contributes to the splendour of States. But, without insisting on the necessity of sumptuary laws, can it be denied that rectitude of morals is essential to the duration of empires, and that luxury is diametrically opposed to such rectitude? Let it be admitted that luxury is a certain indication of wealth; that it even serves, if you will, to increase such wealth: what conclusion is to be drawn from this paradox, so worthy of the times? And what will become of virtue if riches are to be acquired at any cost? The politicians of the ancient world were always talking of morals and virtue; ours speak of nothing but commerce and money. One of them will tell you that in such a country a man is worth just as much as he will sell for at Algiers: another, pursuing the same mode of calculation, finds that in some countries a man is worth nothing, and in others still less than nothing; they value men as they do droves of oxen. According to them, a man is worth no more to the State, than the amount he consumes; and thus a Sybarite would be worth at least thirty Lacedæmonians. Let these writers tell me, however, which of the two republics, Sybaris or Sparta, was subdued by a handful of peasants, and which became the terror of Asia.</text:p>
      <text:p text:style-name="P12">The monarchy of Cyrus was conquered by thirty thousand men, led by a prince poorer than the meanest of Persian Satraps: in like manner the Scythians, the poorest of all nations, were able to resist the most powerful monarchs of the universe. When two famous republics contended for the empire of the world, the one rich and the other poor, the former was subdued by the latter. The Roman empire in its turn, after having engulfed all the riches of the universe, fell a prey to peoples who knew not even what riches were. The Franks conquered the Gauls, and the Saxons England, without any other treasures than their bravery and their poverty. A band of poor mountaineers, whose whole cupidity was confined to the possession of a few sheep-skins, having first given a check to the arrogance of Austria, went on to crush the opulent and formidable house of Burgundy, which at that time made the potentates of Europe tremble. In short, all the power and wisdom of the heir of Charles the Fifth, backed by all the treasures of the Indies, broke before a few herring-<text:soft-page-break/>fishers. Let our politicians condescend to lay aside their calculations for a moment, to reflect on these examples; let them learn for once that money, though it buys everything else, cannot buy morals and citizens. What then is the precise point in dispute about luxury? It is to know which is most advantageous to empires, that their existence should be brilliant and momentary, or virtuous and lasting? I say brilliant, but with what lustre! A taste for ostentation never prevails in the same minds as a taste for honesty. No, it is impossible that understandings, degraded by a multitude of futile cares, should ever rise to what is truly great and noble; even if they had the strength, they would want the courage.</text:p>
      <text:p text:style-name="P12">Every artist loves applause. The praise of his contemporaries is the most valuable part of his recompense. What then will he do to obtain it, if he have the misfortune to be born among a people, and at a time, when learning is in vogue, and the superficiality of youth is in a position to lead the fashion; when men have sacrificed their taste to those who tyrannise over their liberty, and one sex dare not approve anything but what is proportionate to the pusillanimity of the other;<text:note text:id="ftn7" text:note-class="footnote"><text:note-citation>8</text:note-citation><text:note-body><text:p text:style-name="Footnote">I am far from thinking that the ascendancy which women have obtained over men is an evil in itself. It is a present which nature has made them for the good of mankind. If better directed, it might be productive of as much good, as it is now of evil. We are not sufficiently sensible of what advantage it would be to society to give a better education to that half of our species which governs the other. Men will always be what women choose to make them. If you wish then that they should be noble and virtuous, let women be taught what greatness of soul and virtue are. The reflections which this subject arouses, and which Plato formerly made, deserve to be more fully developed by a pen worthy of following so great a master, and defending so great a cause.</text:p></text:note-body></text:note> when the greatest masterpieces of dramatic poetry are condemned, and the noblest of musical productions neglected? This is what he will do. He will lower his genius to the level of the age, and will rather submit to compose mediocre works, that will be admired during his life-time, than labour at sublime achievements which will not be admired till long after he is dead. Let the famous Voltaire tell us how many nervous and masculine beauties he has sacrificed to our false delicacy, and how much that is great and noble, that spirit of gallantry, which delights in what is frivolous and petty, has cost him.</text:p>
      <text:p text:style-name="P12">It is thus that the dissolution of morals, the necessary consequence of luxury, brings with it in its turn the corruption of taste. Further, if by chance there be found among men of average ability, an individual with enough strength of mind to refuse to comply with the spirit of the age, and to debase himself by puerile productions, his lot will be hard. He will die in indigence and oblivion. This is not so much a prediction, as a fact already confirmed by experience! Yes, Carle and Pierre Vanloo, the time is already come when your pencils, destined to increase the majesty of our temples by sublime and holy images, must fall from your hands, or else be prostituted to adorn the panels of a coach with lascivious paintings. And you, inimitable Pigal, rival of Phidias and Praxiteles, whose chisel the ancients would have employed to carve them gods, whose images almost excuse their idolatry in our eyes; even your hand must condescend to fashion the belly of an ape, or else remain idle.</text:p>
      <text:p text:style-name="P12">We cannot reflect on the morality of mankind without contemplating with pleasure the picture of the simplicity which prevailed in the earliest times. This image may be justly compared to a beautiful coast, adorned only by the hands of nature; towards which our eyes are constantly turned, and which we see receding with regret. While men were innocent and virtuous and loved to have the gods for witnesses of their actions, they dwelt together in the same huts; but when they became vicious, they grew tired of such inconvenient onlookers, and banished them to magnificent temples.</text:p>
      <text:p text:style-name="P12"><text:soft-page-break/>Finally, they expelled their deities even from these, in order to dwell there themselves; or at least the temples of the gods were no longer more magnificent than the palaces of the citizens. This was the height of degeneracy; nor could vice ever be carried to greater lengths than when it was seen, supported, as it were, at the doors of the great, on columns of marble, and graven on Corinthian capitals.</text:p>
      <text:p text:style-name="P12">As the conveniences of life increase, as the arts are brought to perfection, and luxury spreads, true courage flags, the virtues disappear; and all this is the effect of the sciences and of those arts which are exercised in the privacy of men’s dwellings. When the Goths ravaged Greece, the libraries only escaped the flames owing to an opinion that was set on foot among them, that it was best to leave the enemy with a possession so calculated to divert their attention from military exercises, and keep them engaged in indolent and sedentary occupations.</text:p>
      <text:p text:style-name="P12">Charles the Eighth found himself master of Tuscany and the kingdom of Naples, almost without drawing sword; and all his court attributed this unexpected success to the fact that the princes and nobles of Italy applied themselves with greater earnestness to the cultivation of their understandings than to active and martial pursuits. In fact, says the sensible person who records these characteristics, experience plainly tells us, that in military matters and all that resemble them application to the sciences tends rather to make men effeminate and cowardly than resolute and vigorous.</text:p>
      <text:p text:style-name="P12">The Romans confessed that military virtue was extinguished among them, in proportion as they became connoisseurs in the arts of the painter, the engraver and the goldsmith, and began to cultivate the fine arts. Indeed, as if this famous country was to be for ever an example to other nations, the rise of the Medici and the revival of letters has once more destroyed, this time perhaps for ever, the martial reputation which Italy seemed a few centuries ago to have recovered.</text:p>
      <text:p text:style-name="P12">The ancient republics of Greece, with that wisdom which was so conspicuous in most of their institutions, forbade their citizens to pursue all those inactive and sedentary occupations, which by enervating and corrupting the body diminish also the vigour of the mind. With what courage, in fact, can it be thought that hunger and thirst, fatigues, dangers and death, can be faced by men whom the smallest want overwhelms and the slightest difficulty repels? With what resolution can soldiers support the excessive toils of war, when they are entirely unaccustomed to them? With what spirits can they make forced marches under officers who have not even the strength to travel on horseback? It is no answer to cite the reputed valour of all the modern warriors who are so scientifically trained. I hear much of their bravery in a day’s battle; but I am told nothing of how they support excessive fatigue, how they stand the severity of the seasons and the inclemency of the weather. A little sunshine or snow, or the want of a few superfluities, is enough to cripple and destroy one of our finest armies in a few days. Intrepid warriors! permit me for once to tell you the truth, which you seldom hear. Of your bravery I am fully satisfied. I have no doubt that you would have triumphed with Hannibal at Cannæ, and at Trasimene: that you would have passed the Rubicon with Cæsar, and enabled him to enslave his country; but you never would have been able to cross the Alps with the former, or with the latter to subdue your own ancestors, the Gauls.</text:p>
      <text:p text:style-name="P12">A war does not always depend on the events of battle: there is in generalship an art superior to that of gaining victories. A man may behave with great intrepidity under fire, and yet be a very bad officer. Even in the common soldier, a little more strength and vigour would perhaps be more useful <text:soft-page-break/>than so much courage, which after all is no protection from death. And what does it matter to the State whether its troops perish by cold and fever, or by the sword of the enemy?</text:p>
      <text:p text:style-name="P12">If the cultivation of the sciences is prejudicial to military qualities, it is still more so to moral qualities. Even from our infancy an absurd system of education serves to adorn our wit and corrupt our judgment. We see, on every side, huge institutions, where our youth are educated at great expense, and instructed in everything but their duty. Your children will be ignorant of their own language, when they can talk others which are not spoken anywhere. They will be able to compose verses which they can hardly understand; and, without being capable of distinguishing truth from error, they will possess the art of making them unrecognisable by specious arguments. But magnanimity, equity, temperance, humanity and courage will be words of which they know not the meaning. The dear name of country will never strike on their ears; and if they ever hear speak of God,<text:note text:id="ftn8" text:note-class="footnote"><text:note-citation>9</text:note-citation><text:note-body><text:p text:style-name="Footnote">Pensées philosophiques (Diderot).</text:p></text:note-body></text:note> it will be less to fear, than to be frightened of, Him. I would as soon, said a wise man, that my pupil had spent his time in the tennis court as in this manner; for there his body at least would have got exercise.</text:p>
      <text:p text:style-name="P12">I well know that children ought to be kept employed, and that idleness is for them the danger most to be feared. But what should they be taught? This is undoubtedly an important question. Let them be taught what they are to practise when they come to be men;<text:note text:id="ftn9" text:note-class="footnote"><text:note-citation>10</text:note-citation><text:note-body><text:p text:style-name="P20">Such was the education of the Spartans with regard to one of the greatest of their kings. It is well worthy of notice, says Montaigne, that the excellent institutions of Lycurgus, which were in truth miraculously perfect, paid as much attention to the bringing up of youth as if this were their principal object, and yet, at the very seat of the Muses, they make so little mention of learning that it seems as if their generous-spirited youth disdained every other restraint, and required, instead of masters of the sciences, instructors in valour, prudence and justice alone.</text:p><text:p text:style-name="P22">Let us hear next what the same writer says of the ancient Persians. Plato, says he, relates that the heir to the throne was thus brought up. At his birth he was committed, not to the care of women, but to eunuchs in the highest authority and near the person of the king, on account of their virtue. These undertook to render his body beautiful and healthy. At seven years of age they taught him to ride and go hunting. At fourteen he was placed in the hands of four, the wisest, the most just, the most temperate and the bravest persons in the kingdom. The first instructed him in religion, the second taught him to adhere inviolably to truth, the third to conquer his passions, and the fourth to be afraid of nothing. All, I may add, taught him to be a good man; but not one taught him to be learned.</text:p><text:p text:style-name="P21">Astyages, in Xenophon, desires Cyrus to give him an account of his last lesson. It was this, answered Cyrus, one of the big boys of the school having a small coat, gave it to a little boy and took away from him his coat, which was larger. Our master having appointed me arbiter in the dispute, I ordered that matters should stand as they were, as each boy seemed to be better suited than before. The master, however, remonstrated with me, saying that I considered only convenience, whereas justice ought to have been the first concern, and justice teaches that no one should suffer forcible interference with what belongs to him. He added that he was punished for his wrong decision, just as boys are punished in our country schools when they forget the first aorist of τύπτω. My tutor must make me a fine harangue, <text:span text:style-name="T3">in genere demonstrativo</text:span>, before he will persuade me that his school is as good as this.</text:p></text:note-body></text:note> not what they ought to forget.</text:p>
      <text:p text:style-name="P12">Our gardens are adorned with statues and our galleries with pictures. What would you imagine these masterpieces of art, thus exhibited to public admiration, represent? The great men, who have defended their country, or the still greater men who have enriched it by their virtues? Far from it. They are the images of every perversion of heart and mind, carefully selected from ancient <text:soft-page-break/>mythology, and presented to the early curiosity of our children, doubtless that they may have before their eyes the representations of vicious actions, even before they are able to read.</text:p>
      <text:p text:style-name="P12">Whence arise all those abuses, unless it be from that fatal inequality introduced among men by the difference of talents and the cheapening of virtue? This is the most evident effect of all our studies, and the most dangerous of all their consequences. The question is no longer whether a man is honest, but whether he is clever. We do not ask whether a book is useful, but whether it is well-written. Rewards are lavished on with and ingenuity, while virtue is left unhonoured. There are a thousand prizes for fine discourses, and none for good actions. I should be glad, however, to know whether the honour attaching to the best discourse that ever wins the prize in this Academy is comparable with the merit of having founded the prize.</text:p>
      <text:p text:style-name="P12">A wise man does not go in chase of fortune; but he is by no means insensible to glory, and when he sees it so ill distributed, his virtue, which might have been animated by a little emulation, and turned to the advantage of society, droops and dies away in obscurity and indigence. It is for this reason that the agreeable arts must in time everywhere be preferred to the useful; and this truth has been but too much confirmed since the revival of the arts and sciences. We have physicists, geometricians, chemists, astronomers, poets, musicians, and painters in plenty; but we have no longer a citizen among us; or if there be found a few scattered over our abandoned countryside, they are left to perish there unnoticed and neglected. Such is the condition to which we are reduced, and such are our feelings towards those who give us our daily bread, and our children milk.</text:p>
      <text:p text:style-name="P12">I confess, however, that the evil is not so great as it might have become. The eternal providence, in placing salutary simples beside noxious plants, and making poisonous animals contain their own antidote, has taught the sovereigns of the earth, who are its ministers, to imitate its wisdom. It is by following this example that the truly great monarch, to whose glory every age will add new lustre, drew from the very bosom of the arts and sciences, the very fountains of a thousand lapses from rectitude, those famous societies, which, while they are depositaries of the dangerous trust of human knowledge, are yet the sacred guardians of morals, by the attention they pay to their maintenance among themselves in all their purity, and by the demands which they make on every member whom they admit.</text:p>
      <text:p text:style-name="P12">These wise institutions, confirmed by his august successor and imitated by all the kings of Europe, will serve at least to restrain men of letters, who, all aspiring to the honour of being admitted into these Academies, will keep watch over themselves, and endeavour to make themselves worthy of such honour by useful performances and irreproachable morals. Those Academies also, which, in proposing prizes for literary merit, make choice of such subjects as are calculated to arouse the love of virtue in the hearts of citizens, prove that it prevails in themselves, and must give men the rare and real pleasure of finding learned societies devoting themselves to the enlightenment of mankind, not only by agreeable exercises of the intellect, but also by useful instructions.</text:p>
      <text:p text:style-name="Standard"><text:span text:style-name="T1">An objection which may be made is, in fact, only an additional proof of my argument. So much precaution proves but too evidently the need for it. We never seek remedies for evils that do not exist. Why, indeed, must these bear all the marks of ordinary remedies, on account of their inefficacy? The numerous establishments in favour of the learned are only adapted to make men mistake the objects of the sciences, and turn men’s attention to the cultivation of them. One would be inclined to think, from the precautions everywhere taken, that we are overstocked with husbandmen, and are afraid of a shortage of philosophers. I will not venture here to enter into a </text:span><text:soft-page-break/><text:span text:style-name="T1">comparison between agriculture and philosophy, as they would not bear it. I shall only ask What is philosophy? What is contained in the writings of the most celebrated philosophers? What are the lessons of these friends of wisdom. To hear them, should we not take them for so many mountebanks, exhibiting themselves in public, and crying out, </text:span><text:span text:style-name="_30__20_Text"><text:span text:style-name="T1">Here, Here, come to me, I am the</text:span></text:span><text:span text:style-name="T1"> </text:span><text:span text:style-name="_30__20_Text"><text:span text:style-name="T1">only true doctor? </text:span></text:span><text:span text:style-name="T1"><text:s/>One of them teaches that there is no such thing as matter, but that everything exists only in representation. Another declares that there is no other substance than matter, and no other God than the world itself. A third tells you that there are no such things as virtue and vice, and that moral good and evil are chimeras; while a fourth informs you that men are only beasts of prey, and may conscientiously devour one another. Why, my great philosophers, do you not reserve these wise and profitable lessons for your friends and children? You would soon reap the benefit of them, nor should we be under any apprehension of our own becoming your disciples.</text:span></text:p>
      <text:p text:style-name="P12">Such are the wonderful men, whom their contemporaries held in the highest esteem during their lives, and to whom immortality has been attributed since their decease. Such are the wise maxims we have received from them, and which are transmitted, from age to age, to our descendants. Paganism, though given over to all the extravagances of human reason, has left nothing to compare with the shameful monuments which have been prepared by the art of printing, during the reign of the gospel. The impious writings of Leucippus and Diagoras perished with their authors. The world, in their days, was ignorant of the art of immortalising the errors and extravagancies of the human mind. But thanks to the art of printing<text:note text:id="ftn10" text:note-class="footnote"><text:note-citation>11</text:note-citation><text:note-body><text:p text:style-name="P24">If we consider the frightful disorders which printing has already caused in Europe, and judge of the future by the progress of its evils from day to day, it is easy to foresee that sovereigns will hereafter take as much pains to banish this dreadful art from their dominions, as they ever took to encourage it. The Sultan Achmet, yielding to the importunities of certain pretenders to taste, consented to have a press erected at Constantinople; but it was hardly set to work before they were obliged to destroy it, and throw the plant into a well.</text:p><text:p text:style-name="P23">It is related that the Caliph Omar, being asked what should be done with the library at Alexandria, answered in these words. “If the books in the library contain anything contrary to the Alcoran, they are evil and ought to be burnt; if they contain only what the Alcoran teaches, they are superfluous.” This reasoning has been cited by our men of letters as the height of absurdity; but if Gregory the Great had been in the place of Omar, and the Gospel in the place of the Alcoran, the library would still have been burnt, and it would have been perhaps the finest action of his life.</text:p></text:note-body></text:note> and the use we make of it, the pernicious reflections of Hobbes and Spinoza will last for ever. Go, famous writings, of which the ignorance and rusticity of our forefathers would have been incapable. Go to our descendants, along with those still more pernicious works which reek of the corrupted manners of the present age! Let them together convey to posterity a faithful history of the progress and advantages of our arts and sciences. If they are read, they will leave not a doubt about the question we are now discussing, and unless mankind should then be still more foolish than we, they will lift up their hands to Heaven and exclaim in bitterness of heart: “Almighty God! thou who holdest in Thy hand the minds of men, deliver us from the fatal arts and sciences of our forefathers; give us back ignorance, innocence and poverty, which alone can make us happy and are precious in Thy sight.”</text:p>
      <text:p text:style-name="P12">But if the progress of the arts and sciences has added nothing to our real happiness; if it has corrupted our morals, and if that corruption has vitiated our taste, what are we to think of the herd of text-book authors, who have removed those impediments which nature purposely laid in the way to the Temple of the Muses, in order to guard its approach and try the powers of those who might be tempted to seek knowledge? What are we to think of those compilers who have indiscreetly broken open the door of the sciences, and introduced into their sanctuary a populace unworthy to approach <text:soft-page-break/>it, when it was greatly to be wished that all who should be found incapable of making a considerable progress in the career of learning should have been repulsed at the entrance, and thereby cast upon those arts which are useful to society. A man who will be all his life a bad versifier, or a third-rate geometrician, might have made nevertheless an excellent clothier. Those whom nature intended for her disciples have not needed masters. Bacon, Descartes and Newton, those teachers of mankind, had themselves no teachers. What guide indeed could have taken them so far as their sublime genius directed them? Ordinary masters would only have cramped their intelligence, by confining it within the narrow limits of their own capacity. It was from the obstacles they met with at first, that they learned to exert themselves, and bestirred themselves to traverse the vast field which they covered. If it be proper to allow some men to apply themselves to the study of the arts and sciences, it is only those who feel themselves able to walk alone in their footsteps and to outstrip them. It belongs only to these few to raise monuments to the glory of the human understanding. But if we are desirous that nothing should be above their genius, nothing should be beyond their hopes. This is the only encouragement they require. The soul insensibly adapts itself to the objects on which it is employed, and thus it is that great occasions produce great men. The greatest orator in the world was Consul of Rome, and perhaps the greatest of philosophers Lord Chancellor of England. Can it be conceived that, if the former had only been a professor at some University, and the latter a pensioner of some Academy, their works would not have suffered from their situation. Let not princes disdain to admit into their councils those who are most capable of giving them good advice. Let them renounce the old prejudice, which was invented by the pride of the great, that the art of governing mankind is more difficult than that of instructing them; as if it was easier to induce men to do good voluntarily, than to compel them to it by force. Let the learned of the first rank find an honourable refuge in their courts; let them there enjoy the only recompense worthy of them, that of promoting by their influence the happiness of the peoples they have enlightened by their wisdom. It is by this means only that we are likely to see what virtue, science and authority can do, when animated by the noblest emulation, and working unanimously for the happiness of mankind.</text:p>
      <text:p text:style-name="P12">But so long as power alone is on one side, and knowledge and understanding alone on the other, the learned will seldom make great objects their study, princes will still more rarely do great actions, and the peoples will continue to be, as they are, mean, corrupt and miserable.</text:p>
      <text:p text:style-name="P12">As for us, ordinary men, on whom Heaven has not been pleased to bestow such great talents; as we are not destined to reap such glory, let us remain in our obscurity. Let us not covet a reputation we should never attain, and which, in the present state of things, would never make up to us for the trouble it would have cost us, even if we were fully qualified to obtain it. Why should we build our happiness on the opinions of others, when we can find it in our own hearts? Let us leave to others the task of instructing mankind in their duty, and confine ourselves to the discharge of our own. We have no occasion for greater knowledge than this.</text:p>
      <text:p text:style-name="P12">Virtue! sublime science of simple minds, are such industry and preparation needed if we are to know you? Are not your principles graven on every heart? Need we do more, to learn your laws, than examine ourselves, and listen to the voice of conscience, when the passions are silent?</text:p>
      <text:p text:style-name="P12">This is the true philosophy, with which we must learn to be content, without envying the fame of those celebrated men, whose names are immortal in the republic of letters. Let us, instead of envying them, endeavour to make, between them and us, that honourable distinction which was <text:soft-page-break/>formerly seen to exist between two great peoples, that the one knew how to speak, and the other how to act, aright.</text:p>
      <text:p text:style-name="P27">Retrieved from the Online Library of Liberty (http://oll.libertyfund.org/) – 03rd January 200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family-generic="system" style:font-pitch="variable"/>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1pt" fo:language="en" fo:country="US" style:letter-kerning="false" style:font-name-asian="DejaVu Sans1" style:font-size-asian="11pt" style:language-asian="en" style:country-asian="US" style:font-name-complex="DejaVu Sans1"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1pt" fo:language="en" fo:country="US" style:letter-kerning="false" style:font-name-asian="DejaVu Sans1" style:font-size-asian="11pt" style:language-asian="en" style:country-asian="US" style:font-name-complex="DejaVu Sans1" style:font-size-complex="11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start" style:justify-single-word="false" fo:orphans="2" fo:widows="2" style:page-number="auto" style:writing-mode="lr-tb">
        <style:tab-stops/>
      </style:paragraph-propertie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6499996185303pt" fo:letter-spacing="normal" fo:font-style="normal" fo:text-shadow="none" style:text-underline-style="none" fo:font-weight="normal" fo:background-color="transparent" style:font-name-asian="Cambria" style:font-family-asian="Cambria" style:font-family-generic-asian="system" style:font-pitch-asian="variable" style:font-size-asian="12pt" style:font-style-asian="normal" style:font-weight-asian="normal" style:font-name-complex="Cambria" style:font-family-complex="Cambria" style:font-family-generic-complex="system" style:font-pitch-complex="variable" style:font-size-complex="12pt" style:font-style-complex="normal" style:font-weight-complex="normal" loext:padding="0cm" loext:border="none" loext:shadow="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Para_20_1" style:display-name="Para 1" style:family="paragraph" style:parent-style-name="Standard">
      <style:paragraph-properties style:line-height-at-least="0.508cm" fo:text-align="center" style:justify-single-word="false"/>
      <style:text-properties fo:font-weight="bold" style:font-weight-asian="bold" style:font-weight-complex="bold"/>
    </style:style>
    <style:style style:name="Para_20_2" style:display-name="Para 2" style:family="paragraph" style:parent-style-name="Standard">
      <style:paragraph-properties style:line-height-at-least="0.508cm" fo:text-align="start" style:justify-single-word="false"/>
      <style:text-properties fo:font-style="italic" style:font-style-asian="italic" style:font-style-complex="italic"/>
    </style:style>
    <style:style style:name="Heading_20_1" style:display-name="Heading 1" style:family="paragraph" style:parent-style-name="Standard" style:default-outline-level="2" style:list-style-name="" style:class="text" style:master-page-name="">
      <style:paragraph-properties style:line-height-at-least="0.72cm" fo:orphans="0" fo:widows="0" style:page-number="auto"/>
      <style:text-properties fo:font-size="17pt" fo:font-weight="bold" style:font-size-asian="17pt" style:font-weight-asian="bold" style:font-size-complex="17pt" style:font-weight-complex="bold"/>
    </style:style>
    <style:style style:name="_30__20_Block" style:display-name="0 Block" style:family="paragraph">
      <style:paragraph-properties fo:margin-top="0cm" fo:margin-bottom="0cm" style:contextual-spacing="false" style:line-height-at-least="0.508cm" fo:text-align="start" style:justify-single-word="false" fo:orphans="2" fo:widows="2" style:writing-mode="lr-tb"/>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_30__20_Text" style:display-name="0 Text" style:family="text">
      <style:text-properties fo:font-style="italic" style:font-style-asian="italic" style:font-style-complex="italic"/>
    </style:style>
    <style:style style:name="_31__20_Text" style:display-name="1 Text" style:family="text">
      <style:text-properties fo:font-style="italic" fo:font-weight="bold" style:font-style-asian="italic" style:font-weight-asian="bold" style:font-style-complex="italic" style:font-weight-complex="bold"/>
    </style:style>
    <style:style style:name="_32__20_Text" style:display-name="2 Text"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footer-first>
        <text:p text:style-name="Footer"/>
      </style:footer-first>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8</meta:editing-cycles>
    <meta:creation-date>2022-10-09T07:49:32</meta:creation-date>
    <dc:date>2022-10-09T23:03:47.763915008</dc:date>
    <dc:title>Discourse on the Arts and Sciences</dc:title>
    <meta:initial-creator>Jean-Jacques Rousseau</meta:initial-creator>
    <meta:keyword>Philosophy</meta:keyword>
    <meta:keyword>PRIA</meta:keyword>
    <meta:keyword>Key</meta:keyword>
    <meta:keyword>Texts</meta:keyword>
    <meta:keyword>in</meta:keyword>
    <meta:keyword>Political</meta:keyword>
    <meta:keyword>Science</meta:keyword>
    <meta:keyword>Enlightenment</meta:keyword>
    <meta:keyword>Switzerland</meta:keyword>
    <meta:keyword>France</meta:keyword>
    <dc:language>en</dc:language>
    <meta:generator>LibreOffice/7.4.1.2$Linux_X86_64 LibreOffice_project/40$Build-2</meta:generator>
    <meta:editing-duration>PT39M8S</meta:editing-duration>
    <meta:document-statistic meta:table-count="0" meta:image-count="1" meta:object-count="0" meta:page-count="17" meta:paragraph-count="105" meta:word-count="10634" meta:character-count="60599" meta:non-whitespace-character-count="50065"/>
    <meta:user-defined meta:name="AppVersion">05.0043</meta:user-defined>
    <meta:user-defined meta:name="LinksUpToDate" meta:value-type="boolean">true</meta:user-defined>
  </office:meta>
</office:document-meta>
</file>